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3_1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2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/text:p>
      <text:p text:style-name="P5">Author of letter<text:tab/><text:tab/><text:tab/><text:tab/>Joseph C[?]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24 July 1876</text:p>
      <text:p text:style-name="P5">Month<text:tab/><text:tab/><text:tab/><text:tab/><text:tab/><text:tab/>July</text:p>
      <text:p text:style-name="P5">Year<text:tab/><text:tab/><text:tab/><text:tab/><text:tab/><text:tab/>1876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Orleans</text:p>
      <text:p text:style-name="P5">State<text:tab/><text:tab/><text:tab/><text:tab/><text:tab/><text:tab/>Louisiana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3"><text:span text:style-name="T1">New Orleans July 24</text:span><text:span text:style-name="T2">th</text:span><text:span text:style-name="T1"> 1876/</text:span></text:p>
      <text:p text:style-name="P2"><text:span text:style-name="T1">Revd S. Morais/</text:span></text:p>
      <text:p text:style-name="P2"><text:span text:style-name="T1"><text:tab/>Philadelphia/</text:span></text:p>
      <text:p text:style-name="P2"><text:span text:style-name="T1">My dear Sir/</text:span></text:p>
      <text:p text:style-name="P2"><text:span text:style-name="T1"><text:tab/>Permit me to in-/troduce to you the bearer Revd/ Mr B. Da Silva, a gentleman/ who for the last 28 years/ has been connected with our/ Synagogue. <text:s/>He visits your/ city for certain business pur-/poses and ever attention/ extended to him, will be/ highly appreciated by/</text:span></text:p>
      <text:p text:style-name="P2"><text:span text:style-name="T1"><text:tab/>most respectfully/</text:span></text:p>
      <text:p text:style-name="P2"><text:span text:style-name="T1"><text:tab/><text:tab/>Your's truly/</text:span></text:p>
      <text:p text:style-name="P2"><text:span text:style-name="T1"><text:tab/><text:tab/>Joseph H[?] C[?]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7T13:34:19</meta:creation-date>
    <dc:date>2009-05-27T13:39:44</dc:date>
    <dc:language>en-US</dc:language>
    <meta:editing-cycles>2</meta:editing-cycles>
    <meta:editing-duration>PT4M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8" meta:word-count="231" meta:character-count="1658"/>
  </office:meta>
</office:document-meta>
</file>